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float" office:value="888.5" calcext:value-type="float">
            <text:p>888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.54" calcext:value-type="float">
            <text:p>2,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.98" calcext:value-type="float">
            <text:p>1,9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4:45:28.789000000</meta:creation-date>
    <dc:date>2024-10-24T14:47:03.046000000</dc:date>
    <meta:editing-duration>PT1M36S</meta:editing-duration>
    <meta:editing-cycles>1</meta:editing-cycles>
    <meta:document-statistic meta:table-count="1" meta:cell-count="9" meta:object-count="0"/>
    <meta:generator>LibreOffice/24.2.1.2$Windows_X86_64 LibreOffice_project/db4def46b0453cc22e2d0305797cf981b68ef5ac</meta:generator>
  </office:meta>
</office:document-meta>
</file>